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sTru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IsTrue</text:h>
                    <text:list>
                        <text:list-item>
                            <text:h text:style-name="Heading_20_2" text:outline-level="2">Description</text:h>
                        </text:list-item>
                    </text:list>
                </text:list-item>
            </text:list>

            <text:p text:style-name="Standard">The set expression is evaluated and if it is <text:span text:style-name="backtick">true</text:span>, the Flow execution continues through the <text:span text:style-name="backtick">Yes</text:span> output, otherwise on the <text:span text:style-name="backtick">No</text:span> output. At least one of those two outputs must be connected by a line to an input.</text:p><text:p text:style-name="Standard">By default, when this action is added to the Flow, a <text:span text:style-name="backtick">Value</text:span> input is added and it is tested whether it is <text:span text:style-name="backtick">true</text:span> or <text:span text:style-name="backtick">false</text:span>. If we want to test another expression, we should delete that input in the Flow section of the property and enter the expression we want.</text:p>

            
                <text:list xml:id="list_IsTrue2" text:continue-numbering="true" text:continue-list="list_IsTru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sTrue5" text:continue-numbering="true" text:style-name="Outline">
                                                <text:list-item>
                                                    <text:list>
                                                        <text:list-item>
                                                            <text:list>
                                                                <text:list-item>
                                                                    <text:h text:style-name="Heading_20_3" text:outline-level="3">
                                                                        Value
                                                                        <text:s text:c="4"/>
                                                                        <text:span text:style-name="T2">EXPRESSION (boolean)</text:span>
                                                                    </text:h>
                                                                </text:list-item>
                                                            </text:list>
                                                        </text:list-item>
                                                    </text:list>
                                                </text:list-item>
                                            </text:list>
                                            <text:p text:style-name="Standard">Expression whose result is tes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sTrue6" text:continue-numbering="true" text:continue-list="list_IsTru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sTrue7" text:continue-numbering="true" text:continue-list="list_IsTru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sTrue8" text:continue-numbering="true" text:continue-list="list_IsTru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sTrue9" text:continue-numbering="true" text:continue-list="list_IsTru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sTrue10" text:continue-numbering="true" text:continue-list="list_IsTru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IsTrue3" text:continue-numbering="true" text:continue-list="list_IsTrue2" text:style-name="Outline">
                    <text:list-item>
                        <text:list>
                            <text:list-item>
                                <text:h text:style-name="Heading_20_2" text:outline-level="2">Inputs</text:h>
                            </text:list-item>
                        </text:list>
                    </text:list-item>
                </text:list>

                
                            <text:list xml:id="list_IsTru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IsTrue12"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he input through which the Value to be tested is received. This input can be deleted (we delete it in the Flow - Inputs list) if it is not needed, i.e. if you want to test another expression.</text:p>

            
                <text:list xml:id="list_IsTrue4" text:continue-numbering="true" text:continue-list="list_IsTrue3" text:style-name="Outline">
                    <text:list-item>
                        <text:list>
                            <text:list-item>
                                <text:h text:style-name="Heading_20_2" text:outline-level="2">Outputs</text:h>
                            </text:list-item>
                        </text:list>
                    </text:list-item>
                </text:list>

                
                            <text:list xml:id="list_IsTru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IsTrue14" text:continue-numbering="true" text:style-name="Outline">
                                <text:list-item>
                                    <text:list>
                                        <text:list-item>
                                            <text:list>
                                                <text:list-item>
                                                    <text:h text:style-name="Heading_20_3" text:outline-level="3">
                                                        Yes
                                                        <text:s text:c="4"/>
                                                        <text:span text:style-name="T2">SEQ | OPTIONAL</text:span>
                                                    </text:h>
                                                </text:list-item>
                                            </text:list>
                                        </text:list-item>
                                    </text:list>
                                </text:list-item>
                            </text:list>
                            <text:p text:style-name="Standard">Output that will be used to continue execution of the Flow if the value of the expression is <text:span text:style-name="backtick">true</text:span>.</text:p>,
                            <text:list xml:id="list_IsTrue15" text:continue-numbering="true" text:style-name="Outline">
                                <text:list-item>
                                    <text:list>
                                        <text:list-item>
                                            <text:list>
                                                <text:list-item>
                                                    <text:h text:style-name="Heading_20_3" text:outline-level="3">
                                                        No
                                                        <text:s text:c="4"/>
                                                        <text:span text:style-name="T2">SEQ | OPTIONAL</text:span>
                                                    </text:h>
                                                </text:list-item>
                                            </text:list>
                                        </text:list-item>
                                    </text:list>
                                </text:list-item>
                            </text:list>
                            <text:p text:style-name="Standard">Output that will be used to continue execution of the Flow if the value of the expression is <text:span text:style-name="backtick">fal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